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42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<text:span text:style-name="T1">THT</text:span>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2512-R012-1%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">
            <text:p>0,000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094">
            <text:p>0,009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094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144">
            <text:p>0,14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6">
            <text:p>17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2.97121">
            <text:p>42,97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5903973873874">
            <text:p>67,5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11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6-2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01T11:29:57</dc:date>
    <meta:editing-cycles>2984</meta:editing-cycles>
    <meta:editing-duration>P15DT21H36M29S</meta:editing-duration>
    <meta:generator>OpenOffice/4.1.6$Unix OpenOffice.org_project/416m1$Build-9790</meta:generator>
    <meta:document-statistic meta:table-count="1" meta:cell-count="20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